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Pictures/10000201000008000000017D519F1BE4B44240EA.png" manifest:media-type="image/png"/>
  <manifest:file-entry manifest:full-path="Pictures/10000201000000850000005224798ED216EC2A66.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Arial" svg:font-family="Arial" style:font-family-generic="roman" style:font-pitch="variable"/>
    <style:font-face style:name="Inter" svg:font-family="Inter" style:font-family-generic="roman" style:font-pitch="variable"/>
    <style:font-face style:name="Verdana" svg:font-family="Verdana"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Inter1" svg:font-family="Inter"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Verdana1" svg:font-family="Verdana" style:font-family-generic="system" style:font-pitch="variable"/>
  </office:font-face-decls>
  <office:automatic-styles>
    <style:style style:name="Table1" style:family="table">
      <style:table-properties style:width="6.2681in" fo:margin-left="0in" fo:margin-top="0in" fo:margin-bottom="0in" fo:break-before="auto" fo:break-after="auto" table:align="left"/>
    </style:style>
    <style:style style:name="Table1.A" style:family="table-column">
      <style:table-column-properties style:column-width="3.134in"/>
    </style:style>
    <style:style style:name="Table1.B" style:family="table-column">
      <style:table-column-properties style:column-width="3.133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1.6" style:family="table-row">
      <style:table-row-properties style:min-row-height="0.2431in" fo:keep-together="auto"/>
    </style:style>
    <style:style style:name="P1" style:family="paragraph" style:parent-style-name="Standard">
      <style:paragraph-properties fo:line-height="150%"/>
    </style:style>
    <style:style style:name="P2" style:family="paragraph" style:parent-style-name="Standard">
      <style:paragraph-properties fo:line-height="150%"/>
      <style:text-properties fo:color="#262e33" style:font-name="Inter" fo:font-size="7.5pt" fo:font-weight="bold" style:font-name-asian="Inter1" style:font-size-asian="7.5pt" style:font-weight-asian="bold" style:font-name-complex="Inter1" style:font-size-complex="7.5pt" style:font-weight-complex="bold"/>
    </style:style>
    <style:style style:name="P3" style:family="paragraph" style:parent-style-name="Standard">
      <style:paragraph-properties fo:line-height="150%"/>
      <style:text-properties fo:color="#262e33" style:font-name="Inter" fo:font-size="7.5pt" style:font-name-asian="Inter1" style:font-size-asian="7.5pt" style:font-name-complex="Inter1" style:font-size-complex="7.5pt"/>
    </style:style>
    <style:style style:name="P4" style:family="paragraph" style:parent-style-name="Standard">
      <style:text-properties fo:color="#262e33" fo:font-size="5.5pt" style:font-size-asian="5.5pt" style:font-size-complex="5.5pt"/>
    </style:style>
    <style:style style:name="P5" style:family="paragraph" style:parent-style-name="Standard">
      <style:paragraph-properties fo:orphans="0" fo:widows="0"/>
      <style:text-properties fo:color="#262e33" style:font-name="Verdana" fo:font-size="7.5pt" style:font-name-asian="Verdana1" style:font-size-asian="7.5pt" style:font-name-complex="Verdana1" style:font-size-complex="7.5pt"/>
    </style:style>
    <style:style style:name="P6" style:family="paragraph" style:parent-style-name="Standard">
      <style:paragraph-properties fo:line-height="100%"/>
    </style:style>
    <style:style style:name="P7" style:family="paragraph" style:parent-style-name="Standard">
      <style:paragraph-properties fo:line-height="100%" fo:orphans="0" fo:widows="0"/>
    </style:style>
    <style:style style:name="P8" style:family="paragraph" style:parent-style-name="Standard">
      <style:paragraph-properties fo:line-height="100%"/>
      <style:text-properties style:font-name="Inter" fo:font-size="7.5pt" style:font-name-asian="Inter1" style:font-size-asian="7.5pt" style:font-name-complex="Inter1" style:font-size-complex="7.5pt"/>
    </style:style>
    <style:style style:name="P9" style:family="paragraph" style:parent-style-name="Standard">
      <style:paragraph-properties fo:line-height="150%"/>
      <style:text-properties style:font-name="Inter" style:font-name-asian="Inter1" style:font-name-complex="Inter1"/>
    </style:style>
    <style:style style:name="P10" style:family="paragraph" style:parent-style-name="Standard">
      <style:paragraph-properties fo:line-height="150%"/>
      <style:text-properties fo:color="#f23300" style:font-name="Inter" fo:font-size="9pt" fo:font-weight="bold" style:font-name-asian="Inter1" style:font-size-asian="9pt" style:font-weight-asian="bold" style:font-name-complex="Inter1" style:font-size-complex="9pt" style:font-weight-complex="bold"/>
    </style:style>
    <style:style style:name="P11" style:family="paragraph" style:parent-style-name="Standard">
      <style:paragraph-properties fo:orphans="0" fo:widows="0"/>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3" style:family="paragraph" style:parent-style-name="Standard" style:list-style-name="WWNum2">
      <style:paragraph-properties fo:margin-left="0.5in" fo:margin-right="0in" fo:line-height="150%" fo:text-indent="-0.25in" style:auto-text-indent="false"/>
    </style:style>
    <style:style style:name="P14" style:family="paragraph" style:parent-style-name="Standard" style:list-style-name="WWNum4">
      <style:paragraph-properties fo:margin-left="0.5in" fo:margin-right="0in" fo:line-height="150%" fo:text-indent="-0.25in" style:auto-text-indent="false"/>
    </style:style>
    <style:style style:name="P15" style:family="paragraph" style:parent-style-name="Standard" style:list-style-name="WWNum3">
      <style:paragraph-properties fo:margin-left="0.5in" fo:margin-right="0in" fo:line-height="150%" fo:text-indent="-0.25in" style:auto-text-indent="false"/>
    </style:style>
    <style:style style:name="P16" style:family="paragraph" style:parent-style-name="Standard" style:list-style-name="WWNum1">
      <style:paragraph-properties fo:margin-left="0.5in" fo:margin-right="0in" fo:line-height="150%" fo:text-indent="-0.25in" style:auto-text-indent="false"/>
    </style:style>
    <style:style style:name="P17" style:family="paragraph" style:parent-style-name="Standard">
      <style:paragraph-properties fo:margin-left="0.5in" fo:margin-right="0in" fo:line-height="150%" fo:text-indent="0in" style:auto-text-indent="false"/>
    </style:style>
    <style:style style:name="P18" style:family="paragraph" style:parent-style-name="Standard" style:master-page-name="First_20_Page">
      <style:paragraph-properties fo:line-height="150%" fo:text-align="center" style:justify-single-word="false" style:page-number="1"/>
    </style:style>
    <style:style style:name="T1" style:family="text">
      <style:text-properties fo:color="#f23300" style:font-name="Inter" fo:font-size="10pt" fo:font-weight="bold" style:font-name-asian="Inter1" style:font-size-asian="10pt" style:font-weight-asian="bold" style:font-name-complex="Inter1" style:font-size-complex="10pt" style:font-weight-complex="bold"/>
    </style:style>
    <style:style style:name="T2" style:family="text">
      <style:text-properties fo:color="#f23300" style:font-name="Inter" fo:font-size="9pt" fo:font-weight="bold" style:font-name-asian="Inter1" style:font-size-asian="9pt" style:font-weight-asian="bold" style:font-name-complex="Inter1" style:font-size-complex="9pt" style:font-weight-complex="bold"/>
    </style:style>
    <style:style style:name="T3" style:family="text">
      <style:text-properties fo:color="#f23300" style:font-name="Verdana" fo:font-size="7.5pt" style:font-name-asian="Verdana1" style:font-size-asian="7.5pt" style:font-name-complex="Verdana1" style:font-size-complex="7.5pt"/>
    </style:style>
    <style:style style:name="T4" style:family="text">
      <style:text-properties fo:color="#262e33" style:font-name="Inter" fo:font-size="7.5pt" fo:font-weight="bold" style:font-name-asian="Inter1" style:font-size-asian="7.5pt" style:font-weight-asian="bold" style:font-name-complex="Inter1" style:font-size-complex="7.5pt" style:font-weight-complex="bold"/>
    </style:style>
    <style:style style:name="T5" style:family="text">
      <style:text-properties fo:color="#262e33" style:font-name="Inter" fo:font-size="7.5pt" style:font-name-asian="Inter1" style:font-size-asian="7.5pt" style:font-name-complex="Inter1" style:font-size-complex="7.5pt"/>
    </style:style>
    <style:style style:name="T6" style:family="text">
      <style:text-properties fo:color="#262e33" style:font-name="Inter" fo:font-size="7.5pt" style:text-underline-style="none" style:font-name-asian="Inter1" style:font-size-asian="7.5pt" style:font-name-complex="Inter1" style:font-size-complex="7.5pt"/>
    </style:style>
    <style:style style:name="T7" style:family="text">
      <style:text-properties fo:color="#262e33" style:font-name="Inter" fo:font-size="7.5pt" style:text-underline-style="solid" style:text-underline-width="auto" style:text-underline-color="font-color" style:font-name-asian="Inter1" style:font-size-asian="7.5pt" style:font-name-complex="Inter1" style:font-size-complex="7.5pt"/>
    </style:style>
    <style:style style:name="T8" style:family="text">
      <style:text-properties fo:color="#262e33" style:font-name="Inter" fo:font-size="6.5pt" style:font-name-asian="Inter1" style:font-size-asian="6.5pt" style:font-name-complex="Inter1" style:font-size-complex="6.5pt"/>
    </style:style>
    <style:style style:name="T9" style:family="text">
      <style:text-properties fo:color="#262e33" fo:font-size="5.5pt" style:font-size-asian="5.5pt" style:font-size-complex="5.5pt"/>
    </style:style>
    <style:style style:name="T10" style:family="text">
      <style:text-properties fo:color="#262e33" style:font-name="Verdana" fo:font-size="7.5pt" style:font-name-asian="Verdana1" style:font-size-asian="7.5pt" style:font-name-complex="Verdana1" style:font-size-complex="7.5pt"/>
    </style:style>
    <style:style style:name="T11" style:family="text">
      <style:text-properties style:font-name="Inter" fo:font-size="7.5pt" style:font-name-asian="Inter1" style:font-size-asian="7.5pt" style:font-name-complex="Inter1" style:font-size-complex="7.5pt"/>
    </style:style>
    <style:style style:name="T12" style:family="text">
      <style:text-properties style:font-name="Inter" style:font-name-asian="Inter1" style:font-name-complex="Inter1"/>
    </style:style>
    <style:style style:name="T13" style:family="text">
      <style:text-properties fo:color="#4a86e8" style:font-name="Inter" fo:font-size="7.5pt" fo:font-weight="bold" style:font-name-asian="Inter1" style:font-size-asian="7.5pt" style:font-weight-asian="bold" style:font-name-complex="Inter1" style:font-size-complex="7.5pt" style:font-weight-complex="bold"/>
    </style:style>
    <style:style style:name="T14" style:family="text">
      <style:text-properties fo:color="#4a86e8" style:font-name="Inter" fo:font-size="6.5pt" style:font-name-asian="Inter1" style:font-size-asian="6.5pt" style:font-name-complex="Inter1" style:font-size-complex="6.5pt"/>
    </style:style>
    <style:style style:name="fr1" style:family="graphic" style:parent-style-name="Graphics">
      <style:graphic-properties fo:margin-left="0.1252in" fo:margin-right="0.1252in" fo:margin-top="0.1252in" fo:margin-bottom="0.1252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SENIOR SOFTWARE DEVELOPER</text:span></text:p>
      <text:p text:style-name="P2"/>
      <table:table table:name="Table1" table:style-name="Table1">
        <table:table-column table:style-name="Table1.A"/>
        <table:table-column table:style-name="Table1.B"/>
        <table:table-row table:style-name="Table1.1">
          <table:table-cell table:style-name="Table1.A1" office:value-type="string">
            <text:p text:style-name="P12"><text:span text:style-name="T4">Location</text:span></text:p>
          </table:table-cell>
          <table:table-cell table:style-name="Table1.A1" office:value-type="string">
            <text:p text:style-name="P12"><text:span text:style-name="T4">Johannesburg </text:span></text:p>
          </table:table-cell>
        </table:table-row>
        <table:table-row table:style-name="Table1.1">
          <table:table-cell table:style-name="Table1.A1" office:value-type="string">
            <text:p text:style-name="P12"><text:span text:style-name="T4">Languages </text:span></text:p>
          </table:table-cell>
          <table:table-cell table:style-name="Table1.A1" office:value-type="string">
            <text:p text:style-name="P12"><text:span text:style-name="T4">English </text:span></text:p>
          </table:table-cell>
        </table:table-row>
        <table:table-row table:style-name="Table1.1">
          <table:table-cell table:style-name="Table1.A1" office:value-type="string">
            <text:p text:style-name="P12"><text:span text:style-name="T4">Stack </text:span></text:p>
          </table:table-cell>
          <table:table-cell table:style-name="Table1.A1" office:value-type="string">
            <text:p text:style-name="P12"><text:span text:style-name="T4">.Net <text:line-break/>C# <text:line-break/>Angular <text:line-break/>JavaScript<text:line-break/>TypeScript<text:line-break/>React <text:line-break/>Node JS<text:line-break/>Java<text:line-break/>Android Native<text:line-break/>Flutter <text:line-break/>SQL <text:line-break/>MYSQL</text:span></text:p>
            <text:p text:style-name="P12"><text:span text:style-name="T4">NoSQL<text:line-break/>Azure DevOps<text:line-break/>Atlassian Suite<text:line-break/>Kubernetes k8s Rancher<text:line-break/>Proxmox </text:span></text:p>
          </table:table-cell>
        </table:table-row>
        <table:table-row table:style-name="Table1.1">
          <table:table-cell table:style-name="Table1.A1" office:value-type="string">
            <text:p text:style-name="P12"><text:span text:style-name="T4">Industry Exposure </text:span></text:p>
          </table:table-cell>
          <table:table-cell table:style-name="Table1.A1" office:value-type="string">
            <text:p text:style-name="P12"><text:span text:style-name="T4">Retails<text:line-break/>eCommerce <text:line-break/>Insurance </text:span></text:p>
            <text:p text:style-name="P12"><text:span text:style-name="T4">Financial Services </text:span></text:p>
            <text:p text:style-name="P12"><text:span text:style-name="T4">FinTech<text:line-break/>iGaming</text:span></text:p>
          </table:table-cell>
        </table:table-row>
        <table:table-row table:style-name="Table1.1">
          <table:table-cell table:style-name="Table1.A1" office:value-type="string">
            <text:p text:style-name="P12"><text:span text:style-name="T4">Skills </text:span></text:p>
          </table:table-cell>
          <table:table-cell table:style-name="Table1.A1" office:value-type="string">
            <text:p text:style-name="P12"><text:span text:style-name="T4">Full Stack Development <text:line-break/>Automation Testing </text:span></text:p>
            <text:p text:style-name="P12"><text:span text:style-name="T4">Unit Testing </text:span></text:p>
            <text:p text:style-name="P12"><text:span text:style-name="T4">Agile And Scrum Methodologies </text:span></text:p>
            <text:p text:style-name="P12"><text:span text:style-name="T4">Waterfall Methodologies </text:span></text:p>
            <text:p text:style-name="P12"><text:span text:style-name="T4">Project Management<text:line-break/>Team Management<text:line-break/>Git </text:span></text:p>
          </table:table-cell>
        </table:table-row>
        <table:table-row table:style-name="Table1.6">
          <table:table-cell table:style-name="Table1.A1" table:number-columns-spanned="2" office:value-type="string">
            <text:p text:style-name="P6"><text:span text:style-name="T11">I am a driven, passionate and ambitious full-stack Developer with a wide range of skills and experience in various technologies. <text:s/>I use diligence, persistence and a programmatic approach to carry my work as I develop elegant solutions to problems and explore new avenues of skills. As a team player I am constantly looking to grow both as an individual as well as with a team of others. </text:span></text:p>
            <text:p text:style-name="P8"/>
            <text:p text:style-name="P6"><text:span text:style-name="T11">In my free time, I enjoy creating dev playgrounds for solutioning using a combination of old and new tech in the way of a home lab, as well as tinkering with home automation and IoT. I am actively involved in creating tech blogs and mentoring. <text:line-break/></text:span></text:p>
            <text:p text:style-name="P6"><text:span text:style-name="T11">I'm always eager to learn and grow my skills, and I'm passionate about building innovative solutions that solve real-world problems. If you're looking for a developer who is driven, creative, and always willing to take on new challenges..</text:span></text:p>
          </table:table-cell>
          <table:covered-table-cell/>
        </table:table-row>
      </table:table>
      <text:p text:style-name="P2"/>
      <text:p text:style-name="P10"/>
      <text:p text:style-name="P10"/>
      <text:p text:style-name="P10"/>
      <text:p text:style-name="P10"/>
      <text:p text:style-name="P10"/>
      <text:p text:style-name="P10"/>
      <text:p text:style-name="P10"/>
      <text:p text:style-name="P1"><text:span text:style-name="T2">Experience </text:span></text:p>
      <text:p text:style-name="P1"><text:span text:style-name="T4">INTERMEDIATE SOFTWARE DEVELOPER</text:span></text:p>
      <text:p text:style-name="P1"><text:span text:style-name="T4">RUNNINGHILL SOFTWARE DEVELOPMENT</text:span></text:p>
      <text:p text:style-name="P1"><text:span text:style-name="T8">June 2020 – CURRENT</text:span></text:p>
      <text:p text:style-name="P1"><text:span text:style-name="T4">Overview:</text:span></text:p>
      <text:p text:style-name="P1"><text:span text:style-name="T5">I Work in teams of up to 12 not including cross team/department collaboration, across South Africa, delivering on multiple projects. My main focus is on full-stack development and focusing on whichever area is most critical first while keeping in the best steps to achieve the broader overall goal for the entire project. </text:span></text:p>
      <text:p text:style-name="P1"><text:span text:style-name="T4">Duties and Responsibilities:</text:span></text:p>
      <text:list xml:id="list2104500871" text:style-name="WWNum2">
        <text:list-item>
          <text:p text:style-name="P13"><text:span text:style-name="T5">See the project through from begin of development till the end of deployment</text:span></text:p>
        </text:list-item>
        <text:list-item>
          <text:p text:style-name="P13"><text:span text:style-name="T5">Assist new developers in the team with understanding the codebase as well as navigate initial challenges.</text:span></text:p>
        </text:list-item>
        <text:list-item>
          <text:p text:style-name="P13"><text:span text:style-name="T5">Work at learning more about the system and processes and putting that knowledge down into documentation in the form of readmes, wikis and technical articles.</text:span></text:p>
        </text:list-item>
        <text:list-item>
          <text:p text:style-name="P13"><text:span text:style-name="T5">Act as the first port of call for Junior developers in the team when they encounter issues or need guidance.</text:span></text:p>
        </text:list-item>
        <text:list-item>
          <text:p text:style-name="P13"><text:span text:style-name="T5">Connect and engage with the relevant parties to assist in seeing the project through to completion </text:span></text:p>
        </text:list-item>
      </text:list>
      <text:p text:style-name="P1"><text:span text:style-name="T4">Projects:</text:span></text:p>
      <text:list xml:id="list3039790959" text:style-name="WWNum4">
        <text:list-item>
          <text:p text:style-name="P14"><text:span text:style-name="T7">WellMind:</text:span><text:span text:style-name="T5"><text:line-break/>Worked in a <text:s/>team of 5 to deliver a meditation and wellness flutter app with video and audio sessions as well as personality evaluations for guided sessions. Google analytics and notifications via Firebase and Azure. </text:span></text:p>
        </text:list-item>
        <text:list-item>
          <text:p text:style-name="P14"><text:span text:style-name="T7">Neighbiz:</text:span><text:span text:style-name="T5"><text:line-break/>Worked in a team of 2 to deliver a native Android community app with vendor shops, vendor search, charity drives, giveaways and integrated wallet. </text:span></text:p>
        </text:list-item>
        <text:list-item>
          <text:p text:style-name="P14"><text:span text:style-name="T7">Fusion Security:</text:span><text:span text:style-name="T5"><text:line-break/>Worked in a team of 1 to deliver Telegram integration within the project communication backend. </text:span></text:p>
        </text:list-item>
        <text:list-item>
          <text:p text:style-name="P14"><text:span text:style-name="T7">New Horizon:</text:span><text:span text:style-name="T5"><text:line-break/>Worked in a team of 4 to deliver a complete insurance broker portal and client management portal for multiple brands using Angular and Node JS. I ran deployments, pipeline creation and assisted in the DevOps aspect of the project.</text:span></text:p>
        </text:list-item>
        <text:list-item>
          <text:p text:style-name="P14"><text:span text:style-name="T7">VAPS Online:</text:span><text:span text:style-name="T5"><text:line-break/>Worked in a team of 5 to deliver a complete reactive client facing insurance portal for multiple brands using Angular and Node JS. <text:s/>I ran deployments, pipeline creation and assisted in the DevOps aspect of the project.</text:span></text:p>
        </text:list-item>
        <text:list-item>
          <text:p text:style-name="P14"><text:span text:style-name="T7">FutureState MyOMInsure:</text:span><text:span text:style-name="T5"><text:line-break/>Worked in a team of 7 to deliver a complete insurance portal using React federation, and an integration orchestration layer with new custom libraries for inter-department/company integrations using Java including multiple caching mechanisms. Restructured source control methods as well as deployment pipelines and hosting solutions.</text:span></text:p>
        </text:list-item>
        <text:list-item>
          <text:p text:style-name="P14"><text:span text:style-name="T7">Sports Betting:</text:span><text:span text:style-name="T5"><text:line-break/>Worked in a team of 12 to deliver a complete platform rework and migration using React, .Net microservices, Postgres DB and DevOps CI/CD, while acting as lead and introducing ways-of-work standards ranging from branching strategy and deployments to agile ceremonies and board management. </text:span></text:p>
        </text:list-item>
      </text:list>
      <text:p text:style-name="P1"><text:span text:style-name="T4">Tools and Stack:</text:span></text:p>
      <text:p text:style-name="P1"><text:span text:style-name="T5">Angular | SQL | Java | C# | Agile | Azure Devops | Firebase | MySQL | Node JS | React | Android | Flutter | Git | Kubernetes</text:span></text:p>
      <text:p text:style-name="P3"/>
      <text:p text:style-name="P2"/>
      <text:p text:style-name="P2"/>
      <text:p text:style-name="P2"/>
      <text:p text:style-name="P2"/>
      <text:p text:style-name="P2"/>
      <text:p text:style-name="P2"/>
      <text:p text:style-name="P1"><text:span text:style-name="T4">The Rowshop cc/Macarbi Racing</text:span><text:span text:style-name="T13"> </text:span></text:p>
      <text:p text:style-name="P1"><text:span text:style-name="T8">June 2013 – June 2020</text:span><text:span text:style-name="T14"> </text:span></text:p>
      <text:p text:style-name="P1"><text:span text:style-name="T4">Overview:</text:span></text:p>
      <text:p text:style-name="P1"><text:span text:style-name="T5">I assisted in the workshop repairing rowing boats, kayaks, bicycles and electronic equipment. My Main focus was import and sales. I took over the responsibility of brand awareness and online marketing. I built and ran the company's ecommerce website as well as the internal stock management system. </text:span></text:p>
      <text:p text:style-name="P1"><text:span text:style-name="T4">Duties and Responsibilities:</text:span></text:p>
      <text:list xml:id="list237688590" text:style-name="WWNum3">
        <text:list-item>
          <text:p text:style-name="P15"><text:span text:style-name="T5">Assist with repairs and deliveries </text:span></text:p>
        </text:list-item>
        <text:list-item>
          <text:p text:style-name="P15"><text:span text:style-name="T5">Brand awareness and marketing</text:span></text:p>
        </text:list-item>
        <text:list-item>
          <text:p text:style-name="P15"><text:span text:style-name="T5">Build and maintain ecommerce website</text:span></text:p>
        </text:list-item>
        <text:list-item>
          <text:p text:style-name="P15"><text:soft-page-break/><text:span text:style-name="T5">Build and maintain stock management system</text:span></text:p>
        </text:list-item>
        <text:list-item>
          <text:p text:style-name="P15"><text:span text:style-name="T5">Stock management</text:span></text:p>
        </text:list-item>
        <text:list-item>
          <text:p text:style-name="P15"><text:span text:style-name="T5">Import of goods from multiple brands and company worldwide</text:span></text:p>
        </text:list-item>
        <text:list-item>
          <text:p text:style-name="P15"><text:span text:style-name="T5">Sales of products </text:span></text:p>
        </text:list-item>
      </text:list>
      <text:p text:style-name="P1"><text:span text:style-name="T4">Projects: </text:span></text:p>
      <text:list xml:id="list2009069404" text:style-name="WWNum1">
        <text:list-item>
          <text:p text:style-name="P16"><text:span text:style-name="T4">Stock Management <text:tab/></text:span></text:p>
        </text:list-item>
      </text:list>
      <text:p text:style-name="P17"><text:span text:style-name="T5">Built and maintained a cross platform flutter application that could easily display and record movement of products in stock, pricing of each product and highlight low stock levels across multiple brands as well as an integrated chat functionality for notes and general communication. </text:span></text:p>
      <text:list xml:id="list64451866866375" text:continue-numbering="true" text:style-name="WWNum1">
        <text:list-item>
          <text:p text:style-name="P16"><text:span text:style-name="T4">Ecommerce Website<text:tab/></text:span></text:p>
        </text:list-item>
      </text:list>
      <text:p text:style-name="P17"><text:span text:style-name="T5">Built, hosted and maintained a website with an online store. </text:span></text:p>
      <text:p text:style-name="P1"><text:span text:style-name="T4">Tools and Stack:</text:span></text:p>
      <text:p text:style-name="P1"><text:span text:style-name="T5">Firebase | NoSQL | Flutter | Wordpress</text:span></text:p>
      <text:p text:style-name="P3"/>
      <text:p text:style-name="P1"><text:span text:style-name="T2">Education </text:span></text:p>
      <text:p text:style-name="P1"><text:span text:style-name="T4">Bachelor of Computer and Information Sciences in Application Development</text:span></text:p>
      <text:p text:style-name="P1"><text:span text:style-name="T5">Varsity College</text:span></text:p>
      <text:p text:style-name="P1"><text:span text:style-name="T5">2019</text:span></text:p>
      <text:p text:style-name="P3"/>
      <text:p text:style-name="P1"><text:span text:style-name="T4">Higher Certificate in Business Principles and Practice</text:span></text:p>
      <text:p text:style-name="P1"><text:span text:style-name="T5">Varsity College</text:span></text:p>
      <text:p text:style-name="P1"><text:span text:style-name="T5">2013</text:span></text:p>
      <text:p text:style-name="P9"/>
      <text:p text:style-name="P9"/>
      <text:p text:style-name="P9"/>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Inter" svg:font-family="Inter"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Inter1" svg:font-family="Inter"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Inter" fo:font-family="Inter" style:font-family-generic="roman" style:font-pitch="variable" fo:font-size="7.5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Inter" fo:font-family="Inter" style:font-family-generic="roman" style:font-pitch="variable" fo:font-size="7.5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Inter" fo:font-family="Inter" style:font-family-generic="roman" style:font-pitch="variable" fo:font-size="7.5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Inter" fo:font-family="Inter" style:font-family-generic="roman" style:font-pitch="variable" fo:font-size="7.5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f23300" style:font-name="Verdana" fo:font-family="Verdana" style:font-family-generic="roman" style:font-pitch="variable" fo:font-size="7.5pt" style:font-name-asian="Verdana1" style:font-family-asian="Verdana" style:font-family-generic-asian="system" style:font-pitch-asian="variable" style:font-size-asian="7.5pt" style:font-name-complex="Verdana1" style:font-family-complex="Verdana" style:font-family-generic-complex="system" style:font-pitch-complex="variable" style:font-size-complex="7.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6.25in" fo:margin-left="0in" fo:margin-top="0in" fo:margin-bottom="0in" table:align="left"/>
    </style:style>
    <style:style style:name="Table2.A" style:family="table-column">
      <style:table-column-properties style:column-width="1.0514in"/>
    </style:style>
    <style:style style:name="Table2.B" style:family="table-column">
      <style:table-column-properties style:column-width="5.1979in"/>
    </style:style>
    <style:style style:name="Table2.1" style:family="table-row">
      <style:table-row-properties style:min-row-height="0.75in" fo:keep-together="auto"/>
    </style:style>
    <style:style style:name="Table2.A1" style:family="table-cell">
      <style:table-cell-properties style:vertical-align="" fo:padding="0.0694in" fo:border="none"/>
    </style:style>
    <style:style style:name="Table3" style:family="table">
      <style:table-properties style:width="6.25in" fo:margin-left="0in" fo:margin-top="0in" fo:margin-bottom="0in" table:align="left"/>
    </style:style>
    <style:style style:name="Table3.A" style:family="table-column">
      <style:table-column-properties style:column-width="1.0313in"/>
    </style:style>
    <style:style style:name="Table3.B" style:family="table-column">
      <style:table-column-properties style:column-width="5.2181in"/>
    </style:style>
    <style:style style:name="Table3.1" style:family="table-row">
      <style:table-row-properties style:min-row-height="0.75in" fo:keep-together="auto"/>
    </style:style>
    <style:style style:name="Table3.A1" style:family="table-cell">
      <style:table-cell-properties style:vertical-align="" fo:padding="0.0694in" fo:border="none"/>
    </style:style>
    <style:style style:name="MP1" style:family="paragraph" style:parent-style-name="Standard">
      <style:text-properties fo:color="#262e33" fo:font-size="5.5pt" style:font-size-asian="5.5pt" style:font-size-complex="5.5pt"/>
    </style:style>
    <style:style style:name="MP2" style:family="paragraph" style:parent-style-name="Standard">
      <style:paragraph-properties fo:line-height="100%" fo:orphans="0" fo:widows="0"/>
    </style:style>
    <style:style style:name="MP3" style:family="paragraph" style:parent-style-name="Standard">
      <style:paragraph-properties fo:orphans="0" fo:widows="0"/>
      <style:text-properties fo:color="#262e33" style:font-name="Verdana" fo:font-size="7.5pt" style:font-name-asian="Verdana1" style:font-size-asian="7.5pt" style:font-name-complex="Verdana1" style:font-size-complex="7.5pt"/>
    </style:style>
    <style:style style:name="MP4" style:family="paragraph" style:parent-style-name="Standard">
      <style:paragraph-properties fo:orphans="0" fo:widows="0"/>
    </style:style>
    <style:style style:name="MT1" style:family="text">
      <style:text-properties fo:color="#262e33" style:font-name="Verdana" fo:font-size="7.5pt" style:font-name-asian="Verdana1" style:font-size-asian="7.5pt" style:font-name-complex="Verdana1" style:font-size-complex="7.5pt"/>
    </style:style>
    <style:style style:name="MT2" style:family="text">
      <style:text-properties fo:color="#f23300" style:font-name="Verdana" fo:font-size="7.5pt" style:font-name-asian="Verdana1" style:font-size-asian="7.5pt" style:font-name-complex="Verdana1" style:font-size-complex="7.5pt"/>
    </style:style>
    <style:style style:name="M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2in" fo:margin-right="0.1252in" fo:margin-top="0.1252in" fo:margin-bottom="0.1252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0102in" fo:margin-left="1in" fo:margin-right="1in" fo:background-color="#d7d7d7" style:writing-mode="lr-tb" style:layout-grid-color="#c0c0c0" style:layout-grid-lines="24468" style:layout-grid-base-height="0.0693in" style:layout-grid-ruby-height="0in" style:layout-grid-mode="none" style:layout-grid-ruby-below="false" style:layout-grid-print="false" style:layout-grid-display="false" style:layout-grid-base-width="0.1665in" style:layout-grid-snap-to="true" draw:fill="solid" draw:fill-color="#d7d7d7"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1.5598in" fo:margin-left="0in" fo:margin-right="0in" fo:margin-bottom="1.5201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Standard"/>
      </style:header>
      <style:footer>
        <text:p text:style-name="MP1"/>
        <table:table table:name="Table2" table:style-name="Table2">
          <table:table-column table:style-name="Table2.A"/>
          <table:table-column table:style-name="Table2.B"/>
          <table:table-row table:style-name="Table2.1">
            <table:table-cell table:style-name="Table2.A1" office:value-type="string">
              <text:p text:style-name="MP2"><draw:frame draw:style-name="Mfr1" draw:name="image2.png" text:anchor-type="as-char" svg:width="0.85in" svg:height="0.5417in" draw:z-index="0"><draw:image xlink:href="Pictures/10000201000000850000005224798ED216EC2A66.png" xlink:type="simple" xlink:show="embed" xlink:actuate="onLoad" loext:mime-type="image/png"/></draw:frame></text:p>
            </table:table-cell>
            <table:table-cell table:style-name="Table2.A1" office:value-type="string">
              <text:p text:style-name="MP3"/>
              <text:p text:style-name="MP4"><text:span text:style-name="MT1">Runninghill Software Development (Pty) Ltd</text:span></text:p>
              <text:p text:style-name="MP4"><text:span text:style-name="MT1">Web: </text:span><text:a xlink:type="simple" xlink:href="http://www.runninghill.co.za" text:style-name="ListLabel_20_37" text:visited-style-name="ListLabel_20_37"><text:span text:style-name="MT2">www.runninghill.co.za</text:span></text:a><text:span text:style-name="MT2"> <text:s/></text:span><text:span text:style-name="MT1"><text:s/>// <text:s/>E-mail: </text:span><text:a xlink:type="simple" xlink:href="mailto:info@runninghill.co.za" text:style-name="ListLabel_20_37" text:visited-style-name="ListLabel_20_37"><text:span text:style-name="MT2">info@runninghill.co.za</text:span></text:a></text:p>
              <text:p text:style-name="MP3"/>
              <text:p text:style-name="MP3"/>
            </table:table-cell>
          </table:table-row>
        </table:table>
        <text:p text:style-name="Standard"/>
      </style:footer>
    </style:master-page>
    <style:master-page style:name="First_20_Page" style:display-name="First Page" style:page-layout-name="Mpm1" style:next-style-name="Standard">
      <style:header>
        <text:p text:style-name="Standard"><draw:frame draw:style-name="Mfr2" draw:name="image3.png" text:anchor-type="char" svg:x="-0.0173in" svg:y="-0.0102in" svg:width="8.2965in" svg:height="1.5547in" draw:z-index="0"><draw:image xlink:href="Pictures/10000201000008000000017D519F1BE4B44240EA.png" xlink:type="simple" xlink:show="embed" xlink:actuate="onLoad" loext:mime-type="image/png"/></draw:frame></text:p>
        <text:p text:style-name="Standard"/>
      </style:header>
      <style:footer>
        <text:p text:style-name="MP1"/>
        <table:table table:name="Table3" table:style-name="Table3">
          <table:table-column table:style-name="Table3.A"/>
          <table:table-column table:style-name="Table3.B"/>
          <table:table-row table:style-name="Table3.1">
            <table:table-cell table:style-name="Table3.A1" office:value-type="string">
              <text:p text:style-name="MP2"><draw:frame draw:style-name="Mfr1" draw:name="image1.png" text:anchor-type="as-char" svg:width="0.85in" svg:height="0.5417in" draw:z-index="0"><draw:image xlink:href="Pictures/10000201000000850000005224798ED216EC2A66.png" xlink:type="simple" xlink:show="embed" xlink:actuate="onLoad" loext:mime-type="image/png"/></draw:frame></text:p>
            </table:table-cell>
            <table:table-cell table:style-name="Table3.A1" office:value-type="string">
              <text:p text:style-name="MP3"/>
              <text:p text:style-name="MP4"><text:span text:style-name="MT1">Runninghill Software Development (Pty) Ltd</text:span></text:p>
              <text:p text:style-name="MP4"><text:span text:style-name="MT1">Web: </text:span><text:a xlink:type="simple" xlink:href="http://www.runninghill.co.za" text:style-name="ListLabel_20_37" text:visited-style-name="ListLabel_20_37"><text:span text:style-name="MT2">www.runninghill.co.za</text:span></text:a><text:span text:style-name="MT2"> <text:s/></text:span><text:span text:style-name="MT1"><text:s/>// <text:s/>E-mail: </text:span><text:a xlink:type="simple" xlink:href="mailto:info@runninghill.co.za" text:style-name="ListLabel_20_37" text:visited-style-name="ListLabel_20_37"><text:span text:style-name="MT2">info@runninghill.co.za</text:span></text:a></text:p>
              <text:p text:style-name="MP3"/>
              <text:p text:style-name="MP3"/>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3" meta:object-count="0" meta:page-count="2" meta:paragraph-count="75" meta:word-count="873" meta:character-count="5588" meta:non-whitespace-character-count="4754"/>
    <meta:generator>LibreOfficeDev/6.0.5.2$Linux_X86_64 LibreOffice_project/</meta:generator>
  </office:meta>
</office:document-meta>
</file>